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BD000000E3B36285A23781E1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193cm" fo:margin-left="-0.191cm" table:align="left" style:writing-mode="lr-tb"/>
    </style:style>
    <style:style style:name="Table1.A" style:family="table-column">
      <style:table-column-properties style:column-width="2.942cm"/>
    </style:style>
    <style:style style:name="Table1.B" style:family="table-column">
      <style:table-column-properties style:column-width="14.25cm"/>
    </style:style>
    <style:style style:name="Table1.1" style:family="table-row">
      <style:table-row-properties style:min-row-height="0.75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766cm" fo:keep-together="auto"/>
    </style:style>
    <style:style style:name="Table1.3" style:family="table-row">
      <style:table-row-properties style:min-row-height="0.746cm" fo:keep-together="auto"/>
    </style:style>
    <style:style style:name="Table2" style:family="table">
      <style:table-properties style:width="23.962cm" fo:margin-left="-0.208cm" table:align="left" style:writing-mode="lr-tb"/>
    </style:style>
    <style:style style:name="Table2.A" style:family="table-column">
      <style:table-column-properties style:column-width="4.427cm"/>
    </style:style>
    <style:style style:name="Table2.B" style:family="table-column">
      <style:table-column-properties style:column-width="3.106cm"/>
    </style:style>
    <style:style style:name="Table2.C" style:family="table-column">
      <style:table-column-properties style:column-width="3.087cm"/>
    </style:style>
    <style:style style:name="Table2.D" style:family="table-column">
      <style:table-column-properties style:column-width="3.558cm"/>
    </style:style>
    <style:style style:name="Table2.E" style:family="table-column">
      <style:table-column-properties style:column-width="4.5cm"/>
    </style:style>
    <style:style style:name="Table2.F" style:family="table-column">
      <style:table-column-properties style:column-width="5.28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2.F1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2.B2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2.E2" style:family="table-cell">
      <style:table-cell-properties style:vertical-align="top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2.F2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2.A17" style:family="table-cell">
      <style:table-cell-properties style:vertical-align="middle" fo:background-color="#c9211e" fo:padding-left="0.191cm" fo:padding-right="0.191cm" fo:padding-top="0cm" fo:padding-bottom="0cm" fo:border-left="1pt solid #800000" fo:border-right="none" fo:border-top="none" fo:border-bottom="1pt solid #800000" style:writing-mode="lr-tb">
        <style:background-image/>
      </style:table-cell-properties>
    </style:style>
    <style:style style:name="Table2.E17" style:family="table-cell">
      <style:table-cell-properties style:vertical-align="top" fo:background-color="#c9211e" fo:padding-left="0.191cm" fo:padding-right="0.191cm" fo:padding-top="0cm" fo:padding-bottom="0cm" fo:border-left="1pt solid #800000" fo:border-right="none" fo:border-top="none" fo:border-bottom="1pt solid #800000" style:writing-mode="lr-tb">
        <style:background-image/>
      </style:table-cell-properties>
    </style:style>
    <style:style style:name="Table2.F17" style:family="table-cell">
      <style:table-cell-properties style:vertical-align="middle" fo:background-color="#c9211e" fo:padding-left="0.191cm" fo:padding-right="0.191cm" fo:padding-top="0cm" fo:padding-bottom="0cm" fo:border-left="1pt solid #800000" fo:border-right="1pt solid #800000" fo:border-top="none" fo:border-bottom="1pt solid #800000" style:writing-mode="lr-tb">
        <style:background-image/>
      </style:table-cell-properties>
    </style:style>
    <style:style style:name="Table3" style:family="table">
      <style:table-properties style:width="23.998cm" fo:margin-left="-0.208cm" table:align="left" style:writing-mode="lr-tb"/>
    </style:style>
    <style:style style:name="Table3.A" style:family="table-column">
      <style:table-column-properties style:column-width="4.427cm"/>
    </style:style>
    <style:style style:name="Table3.B" style:family="table-column">
      <style:table-column-properties style:column-width="3.117cm"/>
    </style:style>
    <style:style style:name="Table3.C" style:family="table-column">
      <style:table-column-properties style:column-width="5.145cm"/>
    </style:style>
    <style:style style:name="Table3.D" style:family="table-column">
      <style:table-column-properties style:column-width="4.874cm"/>
    </style:style>
    <style:style style:name="Table3.E" style:family="table-column">
      <style:table-column-properties style:column-width="6.43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3.E1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4" style:family="table">
      <style:table-properties style:width="23.962cm" fo:margin-left="-0.208cm" table:align="left" style:writing-mode="lr-tb"/>
    </style:style>
    <style:style style:name="Table4.A" style:family="table-column">
      <style:table-column-properties style:column-width="4.427cm"/>
    </style:style>
    <style:style style:name="Table4.B" style:family="table-column">
      <style:table-column-properties style:column-width="4.249cm"/>
    </style:style>
    <style:style style:name="Table4.C" style:family="table-column">
      <style:table-column-properties style:column-width="4.752cm"/>
    </style:style>
    <style:style style:name="Table4.D" style:family="table-column">
      <style:table-column-properties style:column-width="5.249cm"/>
    </style:style>
    <style:style style:name="Table4.E" style:family="table-column">
      <style:table-column-properties style:column-width="5.28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4.E1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4.A2" style:family="table-cell">
      <style:table-cell-properties style:vertical-align="top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4.A3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4.B3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5" style:family="table">
      <style:table-properties style:width="23.962cm" fo:margin-left="-0.208cm" table:align="left" style:writing-mode="lr-tb"/>
    </style:style>
    <style:style style:name="Table5.A" style:family="table-column">
      <style:table-column-properties style:column-width="4.427cm"/>
    </style:style>
    <style:style style:name="Table5.B" style:family="table-column">
      <style:table-column-properties style:column-width="3.249cm"/>
    </style:style>
    <style:style style:name="Table5.C" style:family="table-column">
      <style:table-column-properties style:column-width="5.752cm"/>
    </style:style>
    <style:style style:name="Table5.D" style:family="table-column">
      <style:table-column-properties style:column-width="5.249cm"/>
    </style:style>
    <style:style style:name="Table5.E" style:family="table-column">
      <style:table-column-properties style:column-width="5.28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5.E1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5.A3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5.B3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6" style:family="table">
      <style:table-properties style:width="23.964cm" fo:margin-left="-0.208cm" table:align="left" style:writing-mode="lr-tb"/>
    </style:style>
    <style:style style:name="Table6.A" style:family="table-column">
      <style:table-column-properties style:column-width="4.427cm"/>
    </style:style>
    <style:style style:name="Table6.B" style:family="table-column">
      <style:table-column-properties style:column-width="19.53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6.2" style:family="table-row">
      <style:table-row-properties style:min-row-height="1.159cm" fo:keep-together="auto"/>
    </style:style>
    <style:style style:name="Table6.A2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2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6.A3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6.B3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end" style:justify-single-word="false"/>
      <style:text-properties fo:color="#7f7f7f" style:font-name="Times New Roman" fo:font-size="14pt" style:font-size-asian="14pt" style:font-name-complex="Times New Roman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Footer">
      <style:paragraph-properties fo:text-align="center" style:justify-single-word="false"/>
      <style:text-properties fo:font-size="10pt" fo:language="none" fo:country="none" style:font-size-asian="10pt" style:language-asian="none" style:country-asian="none" style:font-size-complex="10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text-properties style:font-name="Times New Roman" fo:font-size="10pt" style:font-size-asian="10pt" style:font-name-complex="Times New Roman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Footer">
      <style:text-properties fo:font-size="1pt" style:font-size-asian="1pt"/>
    </style:style>
    <style:style style:name="P9" style:family="paragraph" style:parent-style-name="Standard">
      <style:paragraph-properties fo:margin-top="0cm" fo:margin-bottom="0.494cm" loext:contextual-spacing="false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204e70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40dc2" officeooo:paragraph-rsid="00140dc2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40dc2" officeooo:paragraph-rsid="00187930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40dc2" officeooo:paragraph-rsid="001b4c60" style:font-size-asian="12pt" style:font-name-complex="Times New Roman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b4c60" officeooo:paragraph-rsid="001b4c60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b4c60" officeooo:paragraph-rsid="00204e70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style:font-size-asian="12pt" style:font-name-complex="Times New Roman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officeooo:paragraph-rsid="00234cf9" style:font-size-asian="12pt" style:font-name-complex="Times New Roman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paragraph-rsid="00140dc2" style:font-size-asian="12pt" style:font-name-complex="Times New Roman" style:font-size-complex="12pt"/>
    </style:style>
    <style:style style:name="P24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paragraph-rsid="001d1da2" style:font-size-asian="12pt" style:font-name-complex="Times New Roman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paragraph-rsid="001d1da2" style:font-size-asian="12pt" style:font-name-complex="Times New Roman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40dc2" officeooo:paragraph-rsid="00140dc2" style:font-size-asian="12pt" style:font-name-complex="Times New Roman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40dc2" officeooo:paragraph-rsid="00155c8c" style:font-size-asian="12pt" style:font-name-complex="Times New Roman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40dc2" officeooo:paragraph-rsid="001d1da2" style:font-size-asian="12pt" style:font-name-complex="Times New Roman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40dc2" officeooo:paragraph-rsid="001d2d55" style:font-size-asian="12pt" style:font-name-complex="Times New Roman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55c8c" officeooo:paragraph-rsid="00155c8c" style:font-size-asian="12pt" style:font-name-complex="Times New Roman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55c8c" officeooo:paragraph-rsid="0017401f" style:font-size-asian="12pt" style:font-name-complex="Times New Roman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rsid="00155c8c" officeooo:paragraph-rsid="001d1da2" style:font-size-asian="12pt" style:font-name-complex="Times New Roman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rsid="00155c8c" officeooo:paragraph-rsid="0022d491" style:font-size-asian="12pt" style:font-name-complex="Times New Roman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rsid="00155c8c" officeooo:paragraph-rsid="00234cf9" style:font-size-asian="12pt" style:font-name-complex="Times New Roman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55c8c" officeooo:paragraph-rsid="001d95c5" style:font-size-asian="12pt" style:font-name-complex="Times New Roman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55c8c" officeooo:paragraph-rsid="001f5be2" style:font-size-asian="12pt" style:font-name-complex="Times New Roman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55c8c" officeooo:paragraph-rsid="001d1da2" style:font-size-asian="12pt" style:font-name-complex="Times New Roman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55c8c" officeooo:paragraph-rsid="001d2d55" style:font-size-asian="12pt" style:font-name-complex="Times New Roman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7ba8b" officeooo:paragraph-rsid="0017ba8b" style:font-size-asian="12pt" style:font-name-complex="Times New Roman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officeooo:rsid="0019d926" officeooo:paragraph-rsid="0019d926" style:font-size-asian="12pt" style:font-name-complex="Times New Roman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d1da2" officeooo:paragraph-rsid="001d1da2" style:font-size-asian="12pt" style:font-name-complex="Times New Roman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rsid="0021827c" officeooo:paragraph-rsid="0021827c" style:font-size-asian="12pt" style:font-name-complex="Times New Roman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officeooo:rsid="0021827c" officeooo:paragraph-rsid="0021827c" style:font-size-asian="12pt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officeooo:rsid="0021827c" officeooo:paragraph-rsid="00234cf9" style:font-size-asian="12pt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rsid="0022014e" officeooo:paragraph-rsid="0022014e" style:font-size-asian="12pt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officeooo:rsid="0022014e" officeooo:paragraph-rsid="0022014e" style:font-size-asian="12pt" style:font-name-complex="Times New Roman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officeooo:rsid="0022493c" officeooo:paragraph-rsid="0022493c" style:font-size-asian="12pt" style:font-name-complex="Times New Roman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officeooo:rsid="0022493c" officeooo:paragraph-rsid="00234cf9" style:font-size-asian="12pt" style:font-name-complex="Times New Roman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rsid="00234cf9" officeooo:paragraph-rsid="00234cf9" style:font-size-asian="12pt" style:font-name-complex="Times New Roman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officeooo:rsid="00234cf9" officeooo:paragraph-rsid="00234cf9" style:font-size-asian="12pt" style:font-name-complex="Times New Roman" style:font-size-complex="12pt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Times New Roman" fo:font-size="12pt" fo:font-weight="bold" officeooo:rsid="0018e286" officeooo:paragraph-rsid="0018e286" style:font-size-asian="12pt" style:font-weight-asian="bold" style:font-name-complex="Times New Roman" style:font-size-complex="12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Times New Roman" fo:font-size="12pt" fo:font-weight="bold" officeooo:rsid="0018e286" officeooo:paragraph-rsid="00204e70" style:font-size-asian="12pt" style:font-weight-asian="bold" style:font-name-complex="Times New Roman" style:font-size-complex="12pt" style:font-weight-complex="bold"/>
    </style:style>
    <style:style style:name="P53" style:family="paragraph" style:parent-style-name="Parágrafo_20_da_20_Lista">
      <style:paragraph-properties fo:margin-left="0cm" fo:margin-right="0cm" fo:margin-top="0.353cm" fo:margin-bottom="0.353cm" loext:contextual-spacing="tru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54" style:family="paragraph" style:parent-style-name="Parágrafo_20_da_20_Lista">
      <style:paragraph-properties fo:margin-top="0.353cm" fo:margin-bottom="0.353cm" loext:contextual-spacing="true"/>
      <style:text-properties style:font-name="Times New Roman" fo:font-size="12pt" style:font-size-asian="12pt" style:font-name-complex="Times New Roman" style:font-size-complex="12pt"/>
    </style:style>
    <style:style style:name="P55" style:family="paragraph" style:parent-style-name="Standard" style:master-page-name="Standard">
      <style:paragraph-properties fo:margin-top="0.353cm" fo:margin-bottom="0cm" loext:contextual-spacing="false" fo:text-align="center" style:justify-single-word="false" style:page-number="auto"/>
      <style:text-properties fo:color="#c00000" style:font-name="Times New Roman" fo:font-size="16pt" fo:font-weight="bold" style:font-size-asian="16pt" style:font-weight-asian="bold" style:font-name-complex="Times New Roman" style:font-size-complex="16pt"/>
    </style:style>
    <style:style style:name="P56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officeooo:rsid="00280e87" officeooo:paragraph-rsid="00280e87" style:font-size-asian="12pt" style:font-name-complex="Times New Roman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280e87" officeooo:paragraph-rsid="00280e87" style:font-size-asian="12pt" style:font-name-complex="Times New Roman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rsid="00155c8c" officeooo:paragraph-rsid="00280e87" style:font-size-asian="12pt" style:font-name-complex="Times New Roman" style:font-size-complex="12pt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40dc2" officeooo:paragraph-rsid="002890c9" style:font-size-asian="12pt" style:font-weight-asian="normal" style:font-name-complex="Times New Roman" style:font-size-complex="12pt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2890c9" officeooo:paragraph-rsid="002890c9" style:font-size-asian="12pt" style:font-weight-asian="normal" style:font-name-complex="Times New Roman" style:font-size-complex="12pt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normal" officeooo:rsid="001b4c60" officeooo:paragraph-rsid="002890c9" style:font-size-asian="12pt" style:font-weight-asian="normal" style:font-name-complex="Times New Roman" style:font-size-complex="12pt" style:font-weight-complex="normal"/>
    </style:style>
    <style:style style:name="P63" style:family="paragraph" style:parent-style-name="Parágrafo_20_da_20_Lista" style:list-style-name="WW8Num2">
      <style:paragraph-properties fo:margin-left="1.259cm" fo:margin-right="0cm" fo:margin-top="0.353cm" fo:margin-bottom="0.353cm" loext:contextual-spacing="true" fo:text-indent="-0.63cm" style:auto-text-indent="false"/>
      <style:text-properties style:font-name="Times New Roman" fo:font-size="12pt" style:font-size-asian="12pt" style:font-name-complex="Times New Roman" style:font-size-complex="12pt"/>
    </style:style>
    <style:style style:name="P64" style:family="paragraph" style:parent-style-name="Parágrafo_20_da_20_Lista" style:list-style-name="WW8Num2">
      <style:paragraph-properties fo:margin-left="1.259cm" fo:margin-right="0cm" fo:margin-top="0.353cm" fo:margin-bottom="0.353cm" loext:contextual-spacing="true" fo:text-indent="-0.63cm" style:auto-text-indent="false"/>
    </style:style>
    <style:style style:name="P65" style:family="paragraph" style:parent-style-name="Parágrafo_20_da_20_Lista" style:list-style-name="WW8Num2">
      <style:paragraph-properties fo:margin-top="0.353cm" fo:margin-bottom="0.353cm" loext:contextual-spacing="true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officeooo:rsid="00140dc2"/>
    </style:style>
    <style:style style:name="T6" style:family="text">
      <style:text-properties officeooo:rsid="00155c8c"/>
    </style:style>
    <style:style style:name="T7" style:family="text">
      <style:text-properties officeooo:rsid="0017401f"/>
    </style:style>
    <style:style style:name="T8" style:family="text">
      <style:text-properties officeooo:rsid="0018e286"/>
    </style:style>
    <style:style style:name="T9" style:family="text">
      <style:text-properties fo:font-size="11pt" fo:language="none" fo:country="none" officeooo:rsid="000ee0fb" style:font-size-asian="11pt" style:language-asian="none" style:country-asian="none" style:font-size-complex="11pt"/>
    </style:style>
    <style:style style:name="T10" style:family="text">
      <style:text-properties officeooo:rsid="001b4c60"/>
    </style:style>
    <style:style style:name="T11" style:family="text">
      <style:text-properties officeooo:rsid="001d1da2"/>
    </style:style>
    <style:style style:name="T12" style:family="text">
      <style:text-properties officeooo:rsid="001d95c5"/>
    </style:style>
    <style:style style:name="T13" style:family="text">
      <style:text-properties officeooo:rsid="0022014e"/>
    </style:style>
    <style:style style:name="T14" style:family="text">
      <style:text-properties officeooo:rsid="00234cf9"/>
    </style:style>
    <style:style style:name="T15" style:family="text">
      <style:text-properties officeooo:rsid="0027041e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RELATÓRIO DE STATUS REPORT</text:p>
      <text:p text:style-name="P9">INTERNO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3">Período</text:span><text:span text:style-name="T4">: </text:span></text:p>
          </table:table-cell>
          <table:table-cell table:style-name="Table1.A1" office:value-type="string">
            <text:p text:style-name="P14"><text:span text:style-name="T5">18</text:span>/<text:span text:style-name="T5">02</text:span>/201<text:span text:style-name="T5">9</text:span> <text:span text:style-name="T5">à</text:span> <text:span text:style-name="T10">22</text:span>/<text:span text:style-name="T5">02</text:span>/201<text:span text:style-name="T5">9</text:span></text:p>
          </table:table-cell>
        </table:table-row>
        <table:table-row table:style-name="Table1.2">
          <table:table-cell table:style-name="Table1.A1" office:value-type="string">
            <text:p text:style-name="P10"><text:span text:style-name="T3">Projetos</text:span><text:span text:style-name="T4">: </text:span></text:p>
          </table:table-cell>
          <table:table-cell table:style-name="Table1.A1" office:value-type="string">
            <text:p text:style-name="P15">CARTEIRA_PROFISSIONAL, <text:span text:style-name="T10">PSCS_LIVRO_CONTABIL</text:span></text:p>
          </table:table-cell>
        </table:table-row>
        <table:table-row table:style-name="Table1.3">
          <table:table-cell table:style-name="Table1.A1" office:value-type="string">
            <text:p text:style-name="P10"><text:span text:style-name="T3">Responsável</text:span><text:span text:style-name="T4">: </text:span></text:p>
          </table:table-cell>
          <table:table-cell table:style-name="Table1.A1" office:value-type="string">
            <text:p text:style-name="P15">Antônio Carlos Lobianco</text:p>
          </table:table-cell>
        </table:table-row>
      </table:table>
      <text:list xml:id="list2358713449" text:style-name="WW8Num2">
        <text:list-item>
          <text:p text:style-name="P63">Tarefas Previstas X Tarefas Realizadas</text:p>
        </text:list-item>
      </text:list>
      <text:p text:style-name="P53"/>
      <text:p text:style-name="P53">Serão listadas macro atividades (grupos). Para maiores informações sobre o detalhamento da realização das tarefas, consultar o cronograma.</text:p>
      <text:p text:style-name="P5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1">Projeto</text:p>
          </table:table-cell>
          <table:table-cell table:style-name="Table2.A1" office:value-type="string">
            <text:p text:style-name="P11">Tarefa</text:p>
          </table:table-cell>
          <table:table-cell table:style-name="Table2.A1" office:value-type="string">
            <text:p text:style-name="P11">Fim Previsto</text:p>
          </table:table-cell>
          <table:table-cell table:style-name="Table2.A1" office:value-type="string">
            <text:p text:style-name="P11">Fim Realizado</text:p>
          </table:table-cell>
          <table:table-cell table:style-name="Table2.A1" office:value-type="string">
            <text:p text:style-name="P11">Responsável</text:p>
          </table:table-cell>
          <table:table-cell table:style-name="Table2.F1" office:value-type="string">
            <text:p text:style-name="P11">Observações</text:p>
          </table:table-cell>
        </table:table-row>
        <table:table-row table:style-name="Table2.1">
          <table:table-cell table:style-name="Table2.A1" table:number-rows-spanned="15" office:value-type="string">
            <text:p text:style-name="Standard"/>
          </table:table-cell>
          <table:table-cell table:style-name="Table2.B2" office:value-type="string">
            <text:p text:style-name="P26">Realizar Kick-off do Projeto</text:p>
          </table:table-cell>
          <table:table-cell table:style-name="Table2.B2" office:value-type="string">
            <text:p text:style-name="P30">Seg 18/02/19</text:p>
          </table:table-cell>
          <table:table-cell table:style-name="Table2.B2" office:value-type="string">
            <text:p text:style-name="P32">Seg 18/02/19</text:p>
          </table:table-cell>
          <table:table-cell table:style-name="Table2.E2" office:value-type="string">
            <text:p text:style-name="P27">Antônio Carlos Lobianco, Thamiris Freire, Bruno Medina, <text:span text:style-name="T6">Guilherme Freire</text:span>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Detalhar Requisitos do Cliente</text:p>
          </table:table-cell>
          <table:table-cell table:style-name="Table2.B2" office:value-type="string">
            <text:p text:style-name="P31">Seg 18/02/19</text:p>
          </table:table-cell>
          <table:table-cell table:style-name="Table2.B2" office:value-type="string">
            <text:p text:style-name="P32">Seg 18/02/19</text:p>
          </table:table-cell>
          <table:table-cell table:style-name="Table2.E2" office:value-type="string">
            <text:p text:style-name="P26">Thamiris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Realizar Rastreabilidade entre Requisitos</text:p>
          </table:table-cell>
          <table:table-cell table:style-name="Table2.B2" office:value-type="string">
            <text:p text:style-name="P31">Seg 18/02/19</text:p>
          </table:table-cell>
          <table:table-cell table:style-name="Table2.B2" office:value-type="string">
            <text:p text:style-name="P32">Seg 18/02/19</text:p>
          </table:table-cell>
          <table:table-cell table:style-name="Table2.E2" office:value-type="string">
            <text:p text:style-name="P26">Thamiris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Elaborar Documento de <text:soft-page-break/>Especificação Técnica</text:p>
          </table:table-cell>
          <table:table-cell table:style-name="Table2.B2" office:value-type="string">
            <text:p text:style-name="P31"><text:span text:style-name="T7">Ter</text:span> 1<text:span text:style-name="T7">9</text:span>/02/19</text:p>
          </table:table-cell>
          <table:table-cell table:style-name="Table2.B2" office:value-type="string">
            <text:p text:style-name="P42">Ter 19/02/2019</text:p>
          </table:table-cell>
          <table:table-cell table:style-name="Table2.E2" office:value-type="string">
            <text:p text:style-name="P26">Thamiris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Realizar Verificação dos Requisitos</text:p>
          </table:table-cell>
          <table:table-cell table:style-name="Table2.B2" office:value-type="string">
            <text:p text:style-name="P31"><text:span text:style-name="T7">Ter</text:span> 1<text:span text:style-name="T7">9</text:span>/02/19</text:p>
          </table:table-cell>
          <table:table-cell table:style-name="Table2.B2" office:value-type="string">
            <text:p text:style-name="P42">Ter 19/02/2019</text:p>
          </table:table-cell>
          <table:table-cell table:style-name="Table2.E2" office:value-type="string">
            <text:p text:style-name="P39">Guilherme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Criar Baseline de Requisitos</text:p>
          </table:table-cell>
          <table:table-cell table:style-name="Table2.B2" office:value-type="string">
            <text:p text:style-name="P31"><text:span text:style-name="T7">Ter</text:span> 1<text:span text:style-name="T7">9</text:span>/02/19</text:p>
          </table:table-cell>
          <table:table-cell table:style-name="Table2.B2" office:value-type="string">
            <text:p text:style-name="P42">Qua 20/02/2019</text:p>
          </table:table-cell>
          <table:table-cell table:style-name="Table2.E2" office:value-type="string">
            <text:p text:style-name="P26">Antônio Carlos Lobianco</text:p>
          </table:table-cell>
          <table:table-cell table:style-name="Table2.F2" office:value-type="string">
            <text:p text:style-name="P43">O baseline de Requesitos e Arquitetura foram feitos juntos <text:span text:style-name="T13">porque o projeto é curto e os itens de arquitetura ficaram prontos dia 19 de fevereiro.</text:span>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6">Disponibilizar e Comunicar Documento de Especificação Técnica</text:p>
          </table:table-cell>
          <table:table-cell table:style-name="Table2.B2" office:value-type="string">
            <text:p text:style-name="P31"><text:span text:style-name="T7">Ter</text:span> 1<text:span text:style-name="T7">9</text:span>/02/19</text:p>
          </table:table-cell>
          <table:table-cell table:style-name="Table2.B2" office:value-type="string">
            <text:p text:style-name="P45">Qua 20/02/2019</text:p>
          </table:table-cell>
          <table:table-cell table:style-name="Table2.E2" office:value-type="string">
            <text:p text:style-name="P26">Antônio Carlos Lobianco;Thamiris Freire;Bruno Medina</text:p>
          </table:table-cell>
          <table:table-cell table:style-name="Table2.F2" office:value-type="string">
            <text:p text:style-name="P46">Feito no dia 20 de fevereiro <text:s/>para fazer um envio e comunicado só.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6">Detalhar Arquitetura de Software</text:p>
          </table:table-cell>
          <table:table-cell table:style-name="Table2.B2" office:value-type="string">
            <text:p text:style-name="P31"><text:span text:style-name="T7">Ter</text:span> 1<text:span text:style-name="T7">9</text:span>/02/19</text:p>
          </table:table-cell>
          <table:table-cell table:style-name="Table2.B2" office:value-type="string">
            <text:p text:style-name="P45">Ter 19/02/2019</text:p>
          </table:table-cell>
          <table:table-cell table:style-name="Table2.E2" office:value-type="string">
            <text:p text:style-name="P26">Thamiris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Realizar Rastreabilidade entre Requisitos e Componentes de Arquitetura</text:p>
          </table:table-cell>
          <table:table-cell table:style-name="Table2.B2" office:value-type="string">
            <text:p text:style-name="P31"><text:span text:style-name="T7">Ter</text:span> 1<text:span text:style-name="T7">9</text:span>/02/19</text:p>
          </table:table-cell>
          <table:table-cell table:style-name="Table2.B2" office:value-type="string">
            <text:p text:style-name="P45">Ter 19/02/2019</text:p>
          </table:table-cell>
          <table:table-cell table:style-name="Table2.E2" office:value-type="string">
            <text:p text:style-name="P26">Thamiris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Atualizar Documento de Especificação Técnica</text:p>
          </table:table-cell>
          <table:table-cell table:style-name="Table2.B2" office:value-type="string">
            <text:p text:style-name="P31"><text:span text:style-name="T7">Qua</text:span> <text:span text:style-name="T7">20</text:span>/02/19</text:p>
          </table:table-cell>
          <table:table-cell table:style-name="Table2.B2" office:value-type="string">
            <text:p text:style-name="P45">Ter 19/02/2019</text:p>
          </table:table-cell>
          <table:table-cell table:style-name="Table2.E2" office:value-type="string">
            <text:p text:style-name="P26">Thamiris Freire</text:p>
          </table:table-cell>
          <table:table-cell table:style-name="Table2.F2" office:value-type="string">
            <text:p text:style-name="P46">O documento ficou pronto antes do previsto.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6">Criar Baseline de Requisitos e Arquitetura</text:p>
          </table:table-cell>
          <table:table-cell table:style-name="Table2.B2" office:value-type="string">
            <text:p text:style-name="P31"><text:span text:style-name="T7">Qua</text:span> <text:span text:style-name="T7">20</text:span>/02/19</text:p>
          </table:table-cell>
          <table:table-cell table:style-name="Table2.B2" office:value-type="string">
            <text:p text:style-name="P45">Qua 20/02/2019</text:p>
          </table:table-cell>
          <table:table-cell table:style-name="Table2.E2" office:value-type="string">
            <text:p text:style-name="P26">Antônio Carlos Lobianco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Disponibilizar e Comunicar Documento de Especificação Técnica</text:p>
          </table:table-cell>
          <table:table-cell table:style-name="Table2.B2" office:value-type="string">
            <text:p text:style-name="P31"><text:span text:style-name="T7">Qua</text:span> <text:span text:style-name="T7">20</text:span>/02/19</text:p>
          </table:table-cell>
          <table:table-cell table:style-name="Table2.B2" office:value-type="string">
            <text:p text:style-name="P45">Qua 20/02/2019</text:p>
          </table:table-cell>
          <table:table-cell table:style-name="Table2.E2" office:value-type="string">
            <text:p text:style-name="P26">Antônio Carlos Lobianco;Thamiris Freire</text:p>
          </table:table-cell>
          <table:table-cell table:style-name="Table2.F2" office:value-type="string">
            <text:p text:style-name="P47">Foi enviado por e-mail e envidência se encontra no arquivo </text:p>
            <text:p text:style-name="P21">REP 20190218 a 20190222_Comunicado_Carteira_Profissional_DET.pdf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6">Elaborar Caso de Testes com Base nos Requisitos</text:p>
          </table:table-cell>
          <table:table-cell table:style-name="Table2.B2" office:value-type="string">
            <text:p text:style-name="P31"><text:span text:style-name="T7">Qua</text:span> <text:span text:style-name="T7">20</text:span>/02/19</text:p>
          </table:table-cell>
          <table:table-cell table:style-name="Table2.B2" office:value-type="string">
            <text:p text:style-name="P33"><text:span text:style-name="T7">Qua</text:span> <text:span text:style-name="T7">20</text:span>/02/19</text:p>
          </table:table-cell>
          <table:table-cell table:style-name="Table2.E2" office:value-type="string">
            <text:p text:style-name="P26">Guilherme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Criar / Atualizar Ambiente</text:p>
          </table:table-cell>
          <table:table-cell table:style-name="Table2.B2" office:value-type="string">
            <text:p text:style-name="P31"><text:span text:style-name="T7">Qui</text:span> <text:span text:style-name="T7">21</text:span>/02/19</text:p>
          </table:table-cell>
          <table:table-cell table:style-name="Table2.B2" office:value-type="string">
            <text:p text:style-name="P33"><text:span text:style-name="T7">Qui</text:span> <text:span text:style-name="T7">21</text:span>/02/19</text:p>
          </table:table-cell>
          <table:table-cell table:style-name="Table2.E2" office:value-type="string">
            <text:p text:style-name="P26">Thamiris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Realizar Codificação do Requisito</text:p>
          </table:table-cell>
          <table:table-cell table:style-name="Table2.B2" office:value-type="string">
            <text:p text:style-name="P31"><text:span text:style-name="T7">Qui</text:span> <text:span text:style-name="T7">28</text:span>/02/19</text:p>
          </table:table-cell>
          <table:table-cell table:style-name="Table2.B2" office:value-type="string">
            <text:p text:style-name="P23"/>
          </table:table-cell>
          <table:table-cell table:style-name="Table2.E2" office:value-type="string">
            <text:p text:style-name="P26">Thamiris Freire</text:p>
          </table:table-cell>
          <table:table-cell table:style-name="Table2.F2" office:value-type="string">
            <text:p text:style-name="P56"/>
          </table:table-cell>
        </table:table-row>
        <table:table-row table:style-name="Table2.1">
          <table:table-cell table:style-name="Table2.A17" office:value-type="string">
            <text:p text:style-name="P17"/>
          </table:table-cell>
          <table:table-cell table:style-name="Table2.A17" office:value-type="string">
            <text:p text:style-name="P26"/>
          </table:table-cell>
          <table:table-cell table:style-name="Table2.A17" office:value-type="string">
            <text:p text:style-name="P20"/>
          </table:table-cell>
          <table:table-cell table:style-name="Table2.A17" office:value-type="string">
            <text:p text:style-name="P23"/>
          </table:table-cell>
          <table:table-cell table:style-name="Table2.E17" office:value-type="string">
            <text:p text:style-name="P26"/>
          </table:table-cell>
          <table:table-cell table:style-name="Table2.F17" office:value-type="string">
            <text:p text:style-name="P21"/>
          </table:table-cell>
        </table:table-row>
        <table:table-row table:style-name="Table2.1">
          <table:table-cell table:style-name="Table2.B2" table:number-rows-spanned="21" office:value-type="string">
            <text:p text:style-name="P18">PSCS_LIVRO_CONTABIL</text:p>
          </table:table-cell>
          <table:table-cell table:style-name="Table2.B2" office:value-type="string">
            <text:p text:style-name="P26">Recebimento da declaração de trabalho</text:p>
          </table:table-cell>
          <table:table-cell table:style-name="Table2.B2" office:value-type="string">
            <text:p text:style-name="P20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B2" office:value-type="string">
            <text:p text:style-name="P24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E2" office:value-type="string">
            <text:p text:style-name="P26">Antônio Carlos Lobianco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Levantamento de Necessidades</text:p>
          </table:table-cell>
          <table:table-cell table:style-name="Table2.B2" office:value-type="string">
            <text:p text:style-name="P25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B2" office:value-type="string">
            <text:p text:style-name="P24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E2" office:value-type="string">
            <text:p text:style-name="P26">Antônio Carlos Lobianco, <text:span text:style-name="T11">Guilherme Freire, Luciana Rocha</text:span>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Estimar e Dimensionar <text:soft-page-break/>Tarefas</text:p>
          </table:table-cell>
          <table:table-cell table:style-name="Table2.B2" office:value-type="string">
            <text:p text:style-name="P25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B2" office:value-type="string">
            <text:p text:style-name="P24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E2" office:value-type="string">
            <text:p text:style-name="P28">Antônio Carlos Lobianco, <text:span text:style-name="T11">Guilherme </text:span><text:soft-page-break/><text:span text:style-name="T11">Freire, Luciana Rocha</text:span>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Identificar Riscos Iniciais</text:p>
          </table:table-cell>
          <table:table-cell table:style-name="Table2.B2" office:value-type="string">
            <text:p text:style-name="P25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B2" office:value-type="string">
            <text:p text:style-name="P24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E2" office:value-type="string">
            <text:p text:style-name="P28">Antônio Carlos Lobianco, <text:span text:style-name="T11">Guilherme Freire, Luciana Rocha</text:span>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Elaborar Documento de AnteProjeto</text:p>
          </table:table-cell>
          <table:table-cell table:style-name="Table2.B2" office:value-type="string">
            <text:p text:style-name="P25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B2" office:value-type="string">
            <text:p text:style-name="P24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E2" office:value-type="string">
            <text:p text:style-name="P29">Antônio Carlos Lobianco, <text:span text:style-name="T11">Guilherme Freire, Luciana Rocha</text:span>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Obter Aceite do Cliente</text:p>
          </table:table-cell>
          <table:table-cell table:style-name="Table2.B2" office:value-type="string">
            <text:p text:style-name="P25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B2" office:value-type="string">
            <text:p text:style-name="P24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E2" office:value-type="string">
            <text:p text:style-name="P26">Antônio Carlos Lobianco</text:p>
          </table:table-cell>
          <table:table-cell table:style-name="Table2.F2" office:value-type="string">
            <text:p text:style-name="P40">Cópia do aceite no formato PDF se encontra no repositório do projeto em <text:span text:style-name="T9">DOCUMENTOS/Gerencia de Projetos/Email_Aceite_DAP_Cronograma.pdf</text:span>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6">Realizar Kick-off do Projeto</text:p>
          </table:table-cell>
          <table:table-cell table:style-name="Table2.B2" office:value-type="string">
            <text:p text:style-name="P30">Seg 18/02/19</text:p>
          </table:table-cell>
          <table:table-cell table:style-name="Table2.B2" office:value-type="string">
            <text:p text:style-name="P24"><text:span text:style-name="T11">Seg</text:span> <text:span text:style-name="T5">18</text:span>/<text:span text:style-name="T5">02</text:span>/<text:span text:style-name="T5">29</text:span></text:p>
          </table:table-cell>
          <table:table-cell table:style-name="Table2.E2" office:value-type="string">
            <text:p text:style-name="P28">Antônio Carlos Lobianco, Thamiris Freire, Bruno Medina, <text:span text:style-name="T6">Guilherme Freire, Luciana Rocha</text:span>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Detalhar Requisitos do Cliente</text:p>
          </table:table-cell>
          <table:table-cell table:style-name="Table2.B2" office:value-type="string">
            <text:p text:style-name="P31"><text:span text:style-name="T12">Ter</text:span> 1<text:span text:style-name="T11">9</text:span>/02/19</text:p>
          </table:table-cell>
          <table:table-cell table:style-name="Table2.B2" office:value-type="string">
            <text:p text:style-name="P34"><text:span text:style-name="T12">Ter</text:span> 1<text:span text:style-name="T11">9</text:span>/02/19</text:p>
          </table:table-cell>
          <table:table-cell table:style-name="Table2.E2" office:value-type="string">
            <text:p text:style-name="P37">Guilherme Freire, Luciana Rocha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Realizar Rastreabilidade entre Requisitos</text:p>
          </table:table-cell>
          <table:table-cell table:style-name="Table2.B2" office:value-type="string">
            <text:p text:style-name="P35"><text:span text:style-name="T12">Ter</text:span> 1<text:span text:style-name="T11">9</text:span>/02/19</text:p>
          </table:table-cell>
          <table:table-cell table:style-name="Table2.B2" office:value-type="string">
            <text:p text:style-name="P34"><text:span text:style-name="T12">Ter</text:span> 1<text:span text:style-name="T11">9</text:span>/02/19</text:p>
          </table:table-cell>
          <table:table-cell table:style-name="Table2.E2" office:value-type="string">
            <text:p text:style-name="P37">Guilherme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Elaborar Documento de Especificação Técnica</text:p>
          </table:table-cell>
          <table:table-cell table:style-name="Table2.B2" office:value-type="string">
            <text:p text:style-name="P31"><text:span text:style-name="T7">Ter</text:span> 1<text:span text:style-name="T7">9</text:span>/02/19</text:p>
          </table:table-cell>
          <table:table-cell table:style-name="Table2.B2" office:value-type="string">
            <text:p text:style-name="P34"><text:span text:style-name="T12">Ter</text:span> 1<text:span text:style-name="T11">9</text:span>/02/19</text:p>
          </table:table-cell>
          <table:table-cell table:style-name="Table2.E2" office:value-type="string">
            <text:p text:style-name="P37">Guilherme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Realizar Verificação dos Requisitos</text:p>
          </table:table-cell>
          <table:table-cell table:style-name="Table2.B2" office:value-type="string">
            <text:p text:style-name="P31"><text:span text:style-name="T12">Qua</text:span> <text:span text:style-name="T11">20</text:span>/02/19</text:p>
          </table:table-cell>
          <table:table-cell table:style-name="Table2.B2" office:value-type="string">
            <text:p text:style-name="P31"><text:span text:style-name="T12">Qua</text:span> <text:span text:style-name="T11">20</text:span>/02/19</text:p>
          </table:table-cell>
          <table:table-cell table:style-name="Table2.E2" office:value-type="string">
            <text:p text:style-name="P41">Thamiris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Criar Baseline de Requisitos</text:p>
          </table:table-cell>
          <table:table-cell table:style-name="Table2.B2" office:value-type="string">
            <text:p text:style-name="P35"><text:span text:style-name="T12">Qua</text:span> <text:span text:style-name="T11">20/</text:span>02/19</text:p>
          </table:table-cell>
          <table:table-cell table:style-name="Table2.B2" office:value-type="string">
            <text:p text:style-name="P49">Qui 21/02/19</text:p>
          </table:table-cell>
          <table:table-cell table:style-name="Table2.E2" office:value-type="string">
            <text:p text:style-name="P26">Antônio Carlos Lobianco</text:p>
          </table:table-cell>
          <table:table-cell table:style-name="Table2.F2" office:value-type="string">
            <text:p text:style-name="P44">O baseline de Requesitos e Arquitetura foram feitos juntos <text:span text:style-name="T13">porque o projeto é curto e os itens de arquitetura ficaram prontos dia 21 de fevereiro.</text:span>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6">Disponibilizar e Comunicar Documento de Especificação Técnica</text:p>
          </table:table-cell>
          <table:table-cell table:style-name="Table2.B2" office:value-type="string">
            <text:p text:style-name="P35"><text:span text:style-name="T12">Qua</text:span> <text:span text:style-name="T11">20</text:span>/02/19</text:p>
          </table:table-cell>
          <table:table-cell table:style-name="Table2.B2" office:value-type="string">
            <text:p text:style-name="P49">Qui 21/02/19</text:p>
          </table:table-cell>
          <table:table-cell table:style-name="Table2.E2" office:value-type="string">
            <text:p text:style-name="P29">Antônio Carlos Lobianco; Thamiris Freire; Bruno Medina, <text:span text:style-name="T6">Luciana Rocha; Guilherme Freire</text:span></text:p>
          </table:table-cell>
          <table:table-cell table:style-name="Table2.F2" office:value-type="string">
            <text:p text:style-name="P44"><text:span text:style-name="T14">A disponibilização do Documentos de Requisitos </text:span><text:s/>fo<text:span text:style-name="T14">i</text:span> feit<text:span text:style-name="T14">a</text:span> junto <text:span text:style-name="T14">com o de Arquitetura</text:span> <text:span text:style-name="T13">porque o projeto é curto e os itens de arquitetura ficaram prontos dia 20 de fevereiro.</text:span>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6">Detalhar Arquitetura de Software</text:p>
          </table:table-cell>
          <table:table-cell table:style-name="Table2.B2" office:value-type="string">
            <text:p text:style-name="P35"><text:span text:style-name="T12">Qua</text:span> <text:span text:style-name="T11">20</text:span>/02/19</text:p>
          </table:table-cell>
          <table:table-cell table:style-name="Table2.B2" office:value-type="string">
            <text:p text:style-name="P34"><text:span text:style-name="T12">Qua</text:span> <text:span text:style-name="T11">20</text:span>/02/19</text:p>
          </table:table-cell>
          <table:table-cell table:style-name="Table2.E2" office:value-type="string">
            <text:p text:style-name="P38">Guilherme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Realizar Rastreabilidade entre Requisitos e Componentes de Arquitetura</text:p>
          </table:table-cell>
          <table:table-cell table:style-name="Table2.B2" office:value-type="string">
            <text:p text:style-name="P35"><text:span text:style-name="T12">Qua</text:span> <text:span text:style-name="T11">20</text:span>/02/19</text:p>
          </table:table-cell>
          <table:table-cell table:style-name="Table2.B2" office:value-type="string">
            <text:p text:style-name="P34"><text:span text:style-name="T12">Qua</text:span> <text:span text:style-name="T11">20</text:span>/02/19</text:p>
          </table:table-cell>
          <table:table-cell table:style-name="Table2.E2" office:value-type="string">
            <text:p text:style-name="P38">Guilherme Freire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Atualizar Documento de Especificação Técnica</text:p>
          </table:table-cell>
          <table:table-cell table:style-name="Table2.B2" office:value-type="string">
            <text:p text:style-name="P31"><text:span text:style-name="T12">Qui</text:span> <text:span text:style-name="T7">21</text:span>/02/19</text:p>
          </table:table-cell>
          <table:table-cell table:style-name="Table2.B2" office:value-type="string">
            <text:p text:style-name="P34"><text:span text:style-name="T12">Qua</text:span> <text:span text:style-name="T11">20</text:span>/02/19</text:p>
          </table:table-cell>
          <table:table-cell table:style-name="Table2.E2" office:value-type="string">
            <text:p text:style-name="P38">Guilherme Freire</text:p>
          </table:table-cell>
          <table:table-cell table:style-name="Table2.F2" office:value-type="string">
            <text:p text:style-name="P50">Esta atividade foi feita em data adiantada.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6">Criar Baseline de Requisitos e Arquitetura</text:p>
          </table:table-cell>
          <table:table-cell table:style-name="Table2.B2" office:value-type="string">
            <text:p text:style-name="P35"><text:span text:style-name="T12">Qui</text:span> <text:span text:style-name="T7">21</text:span>/02/19</text:p>
          </table:table-cell>
          <table:table-cell table:style-name="Table2.B2" office:value-type="string">
            <text:p text:style-name="P34"><text:span text:style-name="T12">Qui</text:span> <text:span text:style-name="T7">21</text:span>/02/19</text:p>
          </table:table-cell>
          <table:table-cell table:style-name="Table2.E2" office:value-type="string">
            <text:p text:style-name="P26">Antônio Carlos Lobianco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Disponibilizar e Comunicar Documento de Especificação Técnica</text:p>
          </table:table-cell>
          <table:table-cell table:style-name="Table2.B2" office:value-type="string">
            <text:p text:style-name="P35"><text:span text:style-name="T12">Qui</text:span> <text:span text:style-name="T7">21</text:span>/02/19</text:p>
          </table:table-cell>
          <table:table-cell table:style-name="Table2.B2" office:value-type="string">
            <text:p text:style-name="P34"><text:span text:style-name="T12">Qui</text:span> <text:span text:style-name="T7">21</text:span>/02/19</text:p>
          </table:table-cell>
          <table:table-cell table:style-name="Table2.E2" office:value-type="string">
            <text:p text:style-name="P29">Antônio Carlos Lobianco; <text:span text:style-name="T6">Luciana Rocha; Guilherme Freire</text:span></text:p>
          </table:table-cell>
          <table:table-cell table:style-name="Table2.F2" office:value-type="string">
            <text:p text:style-name="P48">Foi enviado por e-mail e envidência se encontra no arquivo </text:p>
            <text:p text:style-name="P22">REP 20190218 a 20190222_Comunicado_<text:span text:style-name="T14">Livro_Contabil</text:span>_DET.pdf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6">Elaborar Caso de Testes com Base nos Requisitos</text:p>
          </table:table-cell>
          <table:table-cell table:style-name="Table2.B2" office:value-type="string">
            <text:p text:style-name="P35"><text:span text:style-name="T12">Qui</text:span> <text:span text:style-name="T15">22</text:span>/02/19</text:p>
          </table:table-cell>
          <table:table-cell table:style-name="Table2.B2" office:value-type="string">
            <text:p text:style-name="P58"><text:span text:style-name="T12">Qui</text:span> <text:span text:style-name="T15">22</text:span>/02/19</text:p>
          </table:table-cell>
          <table:table-cell table:style-name="Table2.E2" office:value-type="string">
            <text:p text:style-name="P57">Guilherme Freire</text:p>
          </table:table-cell>
          <table:table-cell table:style-name="Table2.F2" office:value-type="string">
            <text:p text:style-name="P56">O recurso foi ajustado devido a indisponibilidade do recurso original em executar a tarefa na data especificada.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26">Criar / Atualizar Ambiente</text:p>
          </table:table-cell>
          <table:table-cell table:style-name="Table2.B2" office:value-type="string">
            <text:p text:style-name="P36"><text:span text:style-name="T12">Qui</text:span> <text:span text:style-name="T15">22</text:span>/02/19</text:p>
          </table:table-cell>
          <table:table-cell table:style-name="Table2.B2" office:value-type="string">
            <text:p text:style-name="P58"><text:span text:style-name="T12">Qui</text:span> <text:span text:style-name="T15">22</text:span>/02/19</text:p>
          </table:table-cell>
          <table:table-cell table:style-name="Table2.E2" office:value-type="string">
            <text:p text:style-name="P38">Luciana Rocha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covered-table-cell/>
          <table:table-cell table:style-name="Table2.B2" office:value-type="string">
            <text:p text:style-name="P26">Realizar Codificação do Requisito</text:p>
          </table:table-cell>
          <table:table-cell table:style-name="Table2.B2" office:value-type="string">
            <text:p text:style-name="P31"><text:span text:style-name="T7">Qui</text:span> <text:span text:style-name="T15">22</text:span>/<text:span text:style-name="T15">02</text:span>/19</text:p>
          </table:table-cell>
          <table:table-cell table:style-name="Table2.B2" office:value-type="string">
            <text:p text:style-name="P23"/>
          </table:table-cell>
          <table:table-cell table:style-name="Table2.E2" office:value-type="string">
            <text:p text:style-name="P38">Luciana Rocha</text:p>
          </table:table-cell>
          <table:table-cell table:style-name="Table2.F2" office:value-type="string">
            <text:p text:style-name="P21"/>
          </table:table-cell>
        </table:table-row>
        <table:table-row table:style-name="Table2.1">
          <table:table-cell table:style-name="Table2.B2" office:value-type="string">
            <text:p text:style-name="Standard"/>
          </table:table-cell>
          <table:table-cell table:style-name="Table2.B2" office:value-type="string">
            <text:p text:style-name="P26"/>
          </table:table-cell>
          <table:table-cell table:style-name="Table2.B2" office:value-type="string">
            <text:p text:style-name="P20"/>
          </table:table-cell>
          <table:table-cell table:style-name="Table2.B2" office:value-type="string">
            <text:p text:style-name="P23"/>
          </table:table-cell>
          <table:table-cell table:style-name="Table2.E2" office:value-type="string">
            <text:p text:style-name="P26"/>
          </table:table-cell>
          <table:table-cell table:style-name="Table2.F2" office:value-type="string">
            <text:p text:style-name="P21"/>
          </table:table-cell>
        </table:table-row>
      </table:table>
      <text:list xml:id="list165143499616454" text:continue-numbering="true" text:style-name="WW8Num2">
        <text:list-item>
          <text:p text:style-name="P64">Solicitações de Mudança Identificadas no Período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Projeto</text:p>
          </table:table-cell>
          <table:table-cell table:style-name="Table3.A1" office:value-type="string">
            <text:p text:style-name="P11">Referência</text:p>
          </table:table-cell>
          <table:table-cell table:style-name="Table3.A1" office:value-type="string">
            <text:p text:style-name="P11">Status</text:p>
          </table:table-cell>
          <table:table-cell table:style-name="Table3.A1" office:value-type="string">
            <text:p text:style-name="P11">Responsável</text:p>
          </table:table-cell>
          <table:table-cell table:style-name="Table3.E1" office:value-type="string">
            <text:p text:style-name="P11">Observações</text:p>
          </table:table-cell>
        </table:table-row>
        <table:table-row table:style-name="Table3.1">
          <table:table-cell table:style-name="Table3.A2" office:value-type="string">
            <text:p text:style-name="P59">CARTEIRA_PROFISSIONAL</text:p>
          </table:table-cell>
          <table:table-cell table:style-name="Table3.A2" office:value-type="string">
            <text:p text:style-name="P60">ATA - Solicitacao de Mudanca <text:soft-page-break/>2019_02_22</text:p>
          </table:table-cell>
          <table:table-cell table:style-name="Table3.A2" office:value-type="string">
            <text:p text:style-name="P61">Concluído</text:p>
          </table:table-cell>
          <table:table-cell table:style-name="Table3.A2" office:value-type="string">
            <text:p text:style-name="P61">Thamiris Freire</text:p>
          </table:table-cell>
          <table:table-cell table:style-name="Table3.E2" office:value-type="string">
            <text:p text:style-name="P61">Foram apontados em reunião os ajustes a serem realizados e todos concordaram.</text:p>
          </table:table-cell>
        </table:table-row>
        <table:table-row table:style-name="Table3.1">
          <table:table-cell table:style-name="Table3.A2" office:value-type="string">
            <text:p text:style-name="P19">PSCS_LIVRO_CONTABIL</text:p>
          </table:table-cell>
          <table:table-cell table:style-name="Table3.B3" table:number-columns-spanned="4" office:value-type="string">
            <text:p text:style-name="P13">Não houve solicitação no período</text:p>
          </table:table-cell>
          <table:covered-table-cell/>
          <table:covered-table-cell/>
          <table:covered-table-cell/>
        </table:table-row>
      </table:table>
      <text:list xml:id="list165144538850423" text:continue-numbering="true" text:style-name="WW8Num2">
        <text:list-item>
          <text:p text:style-name="P65">Riscos Identificados no Período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>Projeto</text:p>
          </table:table-cell>
          <table:table-cell table:style-name="Table4.A1" office:value-type="string">
            <text:p text:style-name="P11">Data da Identificação</text:p>
          </table:table-cell>
          <table:table-cell table:style-name="Table4.A1" office:value-type="string">
            <text:p text:style-name="P11">Descrição do Risco</text:p>
          </table:table-cell>
          <table:table-cell table:style-name="Table4.A1" office:value-type="string">
            <text:p text:style-name="P11">Responsável</text:p>
          </table:table-cell>
          <table:table-cell table:style-name="Table4.E1" office:value-type="string">
            <text:p text:style-name="P11">Observações</text:p>
          </table:table-cell>
        </table:table-row>
        <table:table-row table:style-name="Table4.1">
          <table:table-cell table:style-name="Table4.A2" office:value-type="string">
            <text:p text:style-name="P62">PSCS_LIVRO_CONTABIL</text:p>
          </table:table-cell>
          <table:table-cell table:style-name="Table4.A2" office:value-type="string">
            <text:p text:style-name="P61">20/02/19</text:p>
          </table:table-cell>
          <table:table-cell table:style-name="Table4.A2" office:value-type="string">
            <text:p text:style-name="P61">Recurso foi alocado em atividade fora do projeto.</text:p>
          </table:table-cell>
          <table:table-cell table:style-name="Table4.A2" office:value-type="string">
            <text:p text:style-name="P61">Antônio Carlos Lobianco</text:p>
          </table:table-cell>
          <table:table-cell table:style-name="Table4.E2" office:value-type="string">
            <text:p text:style-name="P61">Apesar do atraso na execução das atividades do dia 20/02/19 o cornograma foi ajustado para que a data de finalização do projeto não seja atrasada.</text:p>
          </table:table-cell>
        </table:table-row>
        <table:table-row table:style-name="Table4.1">
          <table:table-cell table:style-name="Table4.A3" office:value-type="string">
            <text:p text:style-name="P16">CARTEIRA_PROFISSIONAL</text:p>
          </table:table-cell>
          <table:table-cell table:style-name="Table4.B3" table:number-columns-spanned="4" office:value-type="string">
            <text:p text:style-name="P12">Não houve riscos identificados no período</text:p>
          </table:table-cell>
          <table:covered-table-cell/>
          <table:covered-table-cell/>
          <table:covered-table-cell/>
        </table:table-row>
      </table:table>
      <text:list xml:id="list165144968200216" text:continue-numbering="true" text:style-name="WW8Num2">
        <text:list-item>
          <text:p text:style-name="P65">Problemas Identificados no Período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1">Projeto</text:p>
          </table:table-cell>
          <table:table-cell table:style-name="Table5.A1" office:value-type="string">
            <text:p text:style-name="P11">Referência</text:p>
          </table:table-cell>
          <table:table-cell table:style-name="Table5.A1" office:value-type="string">
            <text:p text:style-name="P11">Descrição do Problema</text:p>
          </table:table-cell>
          <table:table-cell table:style-name="Table5.A1" office:value-type="string">
            <text:p text:style-name="P11">Responsável</text:p>
          </table:table-cell>
          <table:table-cell table:style-name="Table5.E1" office:value-type="string">
            <text:p text:style-name="P11">Observações</text:p>
          </table:table-cell>
        </table:table-row>
        <table:table-row table:style-name="Table5.1">
          <table:table-cell table:style-name="Table5.A1" office:value-type="string">
            <text:p text:style-name="P16">CARTEIRA_PROFISSIONAL</text:p>
          </table:table-cell>
          <table:table-cell table:style-name="Table5.E1" table:number-columns-spanned="4" office:value-type="string">
            <text:p text:style-name="P12">Não houve <text:span text:style-name="T8">problemas</text:span> identificados no período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9">PSCS_LIVRO_CONTABIL</text:p>
          </table:table-cell>
          <table:table-cell table:style-name="Table5.B3" table:number-columns-spanned="4" office:value-type="string">
            <text:p text:style-name="P13">Não houve <text:span text:style-name="T8">problemas</text:span> identificados no período</text:p>
          </table:table-cell>
          <table:covered-table-cell/>
          <table:covered-table-cell/>
          <table:covered-table-cell/>
        </table:table-row>
      </table:table>
      <text:p text:style-name="P54"/>
      <text:list xml:id="list165144357873973" text:continue-numbering="true" text:style-name="WW8Num2">
        <text:list-item>
          <text:p text:style-name="P65"><text:span text:style-name="T4">Observações</text:span> gerais em relação aos projetos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Projeto</text:p>
          </table:table-cell>
          <table:table-cell table:style-name="Table6.B1" office:value-type="string">
            <text:p text:style-name="P11">Observações<text:bookmark text:name="_GoBack"/></text:p>
          </table:table-cell>
        </table:table-row>
        <text:soft-page-break/>
        <table:table-row table:style-name="Table6.2">
          <table:table-cell table:style-name="Table6.A2" office:value-type="string">
            <text:p text:style-name="P16">CARTEIRA_PROFISSIONAL</text:p>
          </table:table-cell>
          <table:table-cell table:style-name="Table6.B2" office:value-type="string">
            <text:p text:style-name="P51">Sem observações</text:p>
          </table:table-cell>
        </table:table-row>
        <table:table-row table:style-name="Table6.2">
          <table:table-cell table:style-name="Table6.A3" office:value-type="string">
            <text:p text:style-name="P19">PSCS_LIVRO_CONTABIL</text:p>
          </table:table-cell>
          <table:table-cell table:style-name="Table6.B3" office:value-type="string">
            <text:p text:style-name="P52">Sem observaçõe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327cm" table:align="center" style:writing-mode="lr-tb"/>
    </style:style>
    <style:style style:name="Table7.A" style:family="table-column">
      <style:table-column-properties style:column-width="7.932cm"/>
    </style:style>
    <style:style style:name="Table7.B" style:family="table-column">
      <style:table-column-properties style:column-width="8.39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end" style:justify-single-word="false"/>
      <style:text-properties fo:color="#7f7f7f" style:font-name="Times New Roman" fo:font-size="14pt" style:font-size-asian="14pt" style:font-name-complex="Times New Roman" style:font-size-complex="12pt"/>
    </style:style>
    <style:style style:name="MP3" style:family="paragraph" style:parent-style-name="Footer">
      <style:paragraph-properties fo:text-align="center" style:justify-single-word="false"/>
      <style:text-properties fo:font-size="10pt" fo:language="none" fo:country="none" style:font-size-asian="10pt" style:language-asian="none" style:country-asian="none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text-properties style:font-name="Times New Roman" fo:font-size="10pt" style:font-size-asian="10pt" style:font-name-complex="Times New Roman" style:font-size-complex="10pt"/>
    </style:style>
    <style:style style:name="MP6" style:family="paragraph" style:parent-style-name="Footer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MP7" style:family="paragraph" style:parent-style-name="Footer">
      <style:text-properties fo:font-size="1pt" style:font-size-asian="1pt"/>
    </style:style>
    <style:style style:name="MT1" style:family="text">
      <style:text-properties style:font-name="Times New Roman" fo:font-size="10pt" style:font-size-asian="10pt" style:font-name-complex="Times New Roman" style:font-size-complex="10pt"/>
    </style:style>
    <style:style style:name="MT2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1cm" fo:margin-bottom="1.251cm" fo:margin-left="2.17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MP1"><draw:frame draw:style-name="Mfr1" draw:name="Frame1" text:anchor-type="char" svg:x="7.706cm" svg:y="-0.736cm" svg:width="9.989cm" svg:height="0.751cm" draw:z-index="15"><draw:text-box><text:p text:style-name="MP2">Consultoria e Sistemas Informáticos Ltda</text:p></draw:text-box></draw:frame><draw:frame draw:style-name="Mfr2" draw:name="Imagem 3" text:anchor-type="char" svg:x="1.388cm" svg:y="1.326cm" svg:width="3.563cm" svg:height="1.817cm" draw:z-index="7"><draw:image xlink:href="Pictures/10000000000001BD000000E3B36285A23781E1F0.png" xlink:type="simple" xlink:show="embed" xlink:actuate="onLoad" loext:mime-type="image/png"/></draw:frame></text:p>
      </style:header>
      <style:footer>
        <text:p text:style-name="MP3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table:number-columns-spanned="2" office:value-type="string">
              <text:p text:style-name="MP4"><text:span text:style-name="MT1">Pág.</text:span><text:span text:style-name="MT2"> </text:span><text:span text:style-name="MT2"><text:page-number text:select-page="current">8</text:page-number></text:span><text:span text:style-name="MT1"><text:s/>/ </text:span><text:span text:style-name="MT2"><text:page-count style:num-format="1">8</text:page-count></text:span><text:span text:style-name="MT2"><text:s text:c="5"/></text:span></text:p>
              <text:p text:style-name="MP5">Avenida das Américas, 700, bloco 8, loja 306E - Barra da Tijuca <text:s/>-Rio de Janeiro - RJ - Brasil - CEP: 22640-100</text:p>
            </table:table-cell>
            <table:covered-table-cell/>
          </table:table-row>
          <table:table-row table:style-name="Table7.1">
            <table:table-cell table:style-name="Table7.A1" office:value-type="string">
              <text:p text:style-name="MP6">Tel: (21) 2493-5919 / (21) 2492-1057</text:p>
            </table:table-cell>
            <table:table-cell table:style-name="Table7.A1" office:value-type="string">
              <text:p text:style-name="MP4"><text:a xlink:type="simple" xlink:href="http://www.pscs.com.br/" text:style-name="Internet_20_link" text:visited-style-name="Visited_20_Internet_20_Link"><text:span text:style-name="Internet_20_link"><text:span text:style-name="MT1">www.pscs.com.br</text:span></text:span></text:a><text:span text:style-name="MT1"> 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emi Consultoria</meta:initial-creator>
    <meta:creation-date>2015-02-19T17:14:00</meta:creation-date>
    <dc:date>2019-02-22T16:51:42.587092153</dc:date>
    <meta:editing-cycles>178</meta:editing-cycles>
    <meta:editing-duration>PT11H23M35S</meta:editing-duration>
    <meta:generator>LibreOffice/6.1.5.2$Linux_X86_64 LibreOffice_project/10$Build-2</meta:generator>
    <dc:creator>Guilherme Viana Freire</dc:creator>
    <meta:document-statistic meta:table-count="7" meta:image-count="1" meta:object-count="0" meta:page-count="8" meta:paragraph-count="219" meta:word-count="848" meta:character-count="6153" meta:non-whitespace-character-count="5515"/>
  </office:meta>
</office:document-meta>
</file>